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FFFFFF" style:vertical-align="middle" fo:background-color="#FFFFFF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="thin solid #FFFFFF" style:vertical-align="middle" fo:background-color="#FFFFFF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FFFFFF" style:vertical-align="middle" fo:background-color="#FFFFFF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FFFFFF"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order="thin solid #FFFFFF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FFFFFF"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FFFFFF" style:vertical-align="automatic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FFFFFF" fo:background-color="#FFFFFF"/>
    </style:style>
    <style:style style:name="ce14" style:family="table-cell" style:parent-style-name="Default" style:data-style-name="N0">
      <style:table-cell-properties fo:border="thin solid #FFFFFF"/>
    </style:style>
    <style:style style:name="co1" style:family="table-column">
      <style:table-column-properties fo:break-before="auto" style:column-width="2.96333333333333cm" style:use-optimal-column-width="true"/>
    </style:style>
    <style:style style:name="co2" style:family="table-column">
      <style:table-column-properties fo:break-before="auto" style:column-width="0.502708333333333cm" style:use-optimal-column-width="true"/>
    </style:style>
    <style:style style:name="co3" style:family="table-column">
      <style:table-column-properties fo:break-before="auto" style:column-width="11.6416666666667cm"/>
    </style:style>
    <style:style style:name="co4" style:family="table-column">
      <style:table-column-properties fo:break-before="auto" style:column-width="1.45520833333333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5"/>
        <table:table-column table:style-name="co4" table:number-columns-repeated="16381" table:default-cell-style-name="ce2"/>
        <table:table-row table:style-name="ro1">
          <table:table-cell office:value-type="string" table:style-name="ce6">
            <text:p>FICHIER</text:p>
          </table:table-cell>
          <table:table-cell office:value-type="string" table:style-name="ce7">
            <text:p>::=</text:p>
          </table:table-cell>
          <table:table-cell office:value-type="string" table:style-name="ce8">
            <text:p>with Ada . Text_IO ; use Ada . Text_IO ; PROCEDURE BEGIN_INSTR ; EOF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PROCEDURE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procedure ident is PROCEDURE_FACT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PROCEDURE_FACT</text:p>
          </table:table-cell>
          <table:table-cell office:value-type="string" table:style-name="ce10">
            <text:p>::=</text:p>
          </table:table-cell>
          <table:table-cell office:value-type="string" table:style-name="ce12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PROCEDURE_FACT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PLUS_DECL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BEGIN_INSTR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begin PLUS_INSTR end BEGIN_INSTR_FACT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BEGIN_INSTR_FACT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BEGIN_INSTR_FACT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ident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PLUS_DECL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DECL PLUS_DECL_FACT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PLUS_DECL_FACT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PLUS_DECL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PLUS_DECL_FACT</text:p>
          </table:table-cell>
          <table:table-cell office:value-type="string" table:style-name="ce10">
            <text:p>::=</text:p>
          </table:table-cell>
          <table:table-cell office:value-type="string" table:style-name="ce12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PLUS_INSTR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INSTR PLUS_INSTR_FACT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PLUS_INSTR_FACT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PLUS_INSTR_FACT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PLUS_INSTR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DECL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type ident DECL_FACT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DECL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PLUS_IDENT : TYPE DECL_FACT_3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DECL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procedure ident DECL_PROCEDURE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DECL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function ident DECL_FUNCTION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DECL_FACT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;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DECL_FACT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is DECL_FACT_2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DECL_FACT_2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access ident ;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DECL_FACT_2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record PLUS_CHAMPS end record ;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DECL_FACT_3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;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DECL_FACT_3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( := EXPR ) ;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DECL_PROCEDURE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IS_DECL BEGIN_INSTR ;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DECL_PROCEDURE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PARAMS IS_DECL BEGIN_INSTR ;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DECL_FUNCTION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return TYPE IS_DECL BEGIN_INSTR ;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DECL_FUNCTION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PARAMS return TYPE IS_DECL BEGIN_INSTR ;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PLUS_IDENT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ident PLUS_IDENT_FACT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PLUS_IDENT_FACT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, PLUS_IDENT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PLUS_IDENT_FACT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IS_DECL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is IS_DECL_FACT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IS_DECL_FACT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IS_DECL_FACT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PLUS_DECL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CHAMPS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PLUS_IDENT : TYPE ;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PLUS_CHAMPS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CHAMPS PLUS_CHAMPS_FACT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PLUS_CHAMPS_FACT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PLUS_CHAMPS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PLUS_CHAMPS_FACT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TYPE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ident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TYPE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access ident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ARAMS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( PARAM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PARAM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PLUS_IDENT : PARAM_FACT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PARAM_FACT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TYPE END_PARAM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PARAM_FACT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MODE TYPE END_PARAM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ND_PARAM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)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ND_PARAM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; PARAM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MODE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in MODE_FACT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MODE_FACT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MODE_FACT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out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XPR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EXPR1 EXPR_BIS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XPR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new ident EXPR_BIS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XPR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character’val ( EXPR ) EXPR_BIS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XPR_BIS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or EXPR_BIS_FACT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XPR_BIS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XPR_BIS_FACT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EXPR1 EXPR_BIS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XPR_BIS_FACT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else EXPR1 EXPR_BIS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XPR1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EXPR2 EXPR1_BIS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XPR1_BIS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and EXPR1_BIS_FACT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XPR1_BIS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XPR1_BIS_FACT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EXPR2 EXPR1_BIS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XPR1_BIS_FACT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then EXPR2 EXPR1_BIS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XPR2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not EXPR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XPR2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EXPR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XPR3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EXPR4 EXPR3_BIS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XPR3_BIS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= EXPR4 EXPR3_BIS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XPR3_BIS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/= EXPR4 EXPR3_BIS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XPR3_BIS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XPR4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EXPR5 EXPR4_BIS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XPR4_BIS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&gt; EXPR5 EXPR4_BIS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XPR4_BIS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&gt;= EXPR5 EXPR4_BIS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XPR4_BIS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&lt; EXPR5 EXPR4_BIS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XPR4_BIS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&lt;= EXPR5 EXPR4_BIS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XPR4_BIS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XPR5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EXPR6 EXPR5_BIS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XPR5_BIS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+ EXPR6 EXPR5_BIS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XPR5_BIS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- EXPR6 EXPR5_BIS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XPR5_BIS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XPR6</text:p>
          </table:table-cell>
          <table:table-cell office:value-type="string" table:style-name="ce7">
            <text:p>::=</text:p>
          </table:table-cell>
          <table:table-cell office:value-type="string" table:style-name="ce14">
            <text:p>EXPR7 EXPR6_BIS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XPR6_BIS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* EXPR7 EXPR6_BIS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XPR6_BIS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/ EXPR7 EXPR6_BIS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XPR6_BIS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rem EXPR7 EXPR6_BIS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XPR6_BIS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XPR7</text:p>
          </table:table-cell>
          <table:table-cell office:value-type="string" table:style-name="ce10">
            <text:p>::=</text:p>
          </table:table-cell>
          <table:table-cell office:value-type="string" table:style-name="ce12">
            <text:p>- EXPR7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XPR7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EXPR8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XPR8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EXPR9 EXPR8_BIS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XPR8_BIS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. ident EXPR8_BIS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XPR8_BIS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XPR9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entier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XPR9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caractere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XPR9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ident EXPR1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XPR9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XPR9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XPR9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null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XPR9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( EXPR )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XPR10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( PLUS_EXPR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XPR10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LUS_EXPR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EXPR END_EXPR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ND_EXPR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)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ND_EXPR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, PLUS_EXPR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INSTR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ident INSTR_IDENT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INSTR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EXPR . ident := EXPR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INSTR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return INSTR_RETURN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INSTR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begin PLUS_INSTR end ;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INSTR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if EXPR then PLUS_INSTR NEXT_IF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INSTR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for ident in INSTR_FOR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INSTR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while EXPR loop PLUS_INSTR end loop ;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INSTR_IDENT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:= EXPR ;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INSTR_IDENT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( PLUS_EXPR ;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INSTR_IDENT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;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INSTR_RETURN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;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INSTR_RETURN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EXPR ;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INSTR_FOR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EXPR . . EXPR loop PLUS_INSTR end loop ;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INSTR_FOR</text:p>
          </table:table-cell>
          <table:table-cell office:value-type="string" table:style-name="ce10">
            <text:p>::=</text:p>
          </table:table-cell>
          <table:table-cell office:value-type="string" table:style-name="ce11">
            <text:p>reverse EXPR . . EXPR loop PLUS_INSTR end loop ;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NEXT_IF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end if ;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NEXT_IF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else ELSE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NEXT_IF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elsif ELSIF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LSE</text:p>
          </table:table-cell>
          <table:table-cell office:value-type="string" table:style-name="ce7">
            <text:p>::=</text:p>
          </table:table-cell>
          <table:table-cell office:value-type="string" table:style-name="ce1">
            <text:p>PLUS_INSTR end if ;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LSIF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EXPR then PLUS_INSTR END_ELSIF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ND_ELSIF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end if ;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ND_ELSIF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elsif ELSIF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END_ELSIF</text:p>
          </table:table-cell>
          <table:table-cell office:value-type="string" table:style-name="ce7">
            <text:p>::=</text:p>
          </table:table-cell>
          <table:table-cell office:value-type="string" table:style-name="ce13">
            <text:p>else ELSE</text:p>
          </table:table-cell>
          <table:table-cell table:number-columns-repeated="16381"/>
        </table:table-row>
        <table:table-row table:number-rows-repeated="5" table:style-name="ro1">
          <table:table-cell table:style-name="ce3"/>
          <table:table-cell table:style-name="ce4"/>
          <table:table-cell table:style-name="ce5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table:style-name="ce3"/>
          <table:table-cell table:style-name="ce4"/>
          <table:table-cell table:style-name="ce5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104844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116</meta:generator>
    <dc:creator>Stanislas Mezureux</dc:creator>
    <meta:creation-date>2023-11-29T13:50:29Z</meta:creation-date>
    <dc:date>2023-12-06T17:39:17Z</dc:date>
    <meta:editing-cycles>6</meta:editing-cycles>
    <meta:editing-duration>PT1870S</meta:editing-duration>
  </office:meta>
</office:document-meta>
</file>